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B19E00006D5900005210C7B17D62.svg" manifest:media-type="image/svg+xml"/>
  <manifest:file-entry manifest:full-path="Pictures/100000010000033000000265E52EEF73.png" manifest:media-type="image/png"/>
  <manifest:file-entry manifest:full-path="Pictures/1000C4040000844200004A6AC41BFA7B.svg" manifest:media-type="image/svg+xml"/>
  <manifest:file-entry manifest:full-path="Pictures/100000010000033000000265A13553ED.png" manifest:media-type="image/png"/>
  <manifest:file-entry manifest:full-path="Pictures/10000001000003AF000002120A353BDD.png" manifest:media-type="image/png"/>
  <manifest:file-entry manifest:full-path="Pictures/100140FD00006D5900005210432E18AA.svg" manifest:media-type="image/svg+xml"/>
  <manifest:file-entry manifest:full-path="Pictures/10000001000003AF00000212CA49ABB5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 presentation:placeholder="true">
          <draw:text-box/>
        </draw:frame>
        <draw:frame presentation:style-name="pr2" draw:text-style-name="P1" draw:layer="layout" svg:width="25.2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2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0A353BDD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CA49ABB5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page-number>&lt;number&gt;</text:page-number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E52EEF73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13553E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page-number>&lt;number&gt;</text:page-number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48.586628500</meta:creation-date>
    <meta:generator>LibreOffice/24.2.7.2$Linux_AARCH64 LibreOffice_project/42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0D</meta:editing-duration>
    <meta:editing-cycles>1</meta:editing-cycles>
    <meta:document-statistic meta:object-count="66"/>
    <meta:template xlink:type="simple" xlink:actuate="onRequest" xlink:title="Blueprint Plans" xlink:href="../Blueprint_Plans.otp" meta:date="2025-12-09T10:55:48.586976200"/>
  </office:meta>
</office:document-meta>
</file>